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ekės kodas</text:p>
          </table:table-cell>
          <table:table-cell office:value-type="string" table:style-name="ce1">
            <text:p>Sekcija</text:p>
          </table:table-cell>
          <table:table-cell office:value-type="string" table:style-name="ce1">
            <text:p>Vieta</text:p>
          </table:table-cell>
          <table:table-cell office:value-type="string" table:style-name="ce1">
            <text:p>Aukštas</text:p>
          </table:table-cell>
          <table:table-cell office:value-type="string" table:style-name="ce1">
            <text:p>Gamintojas</text:p>
          </table:table-cell>
          <table:table-cell table:number-columns-repeated="16379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60" table:style-name="ce1">
            <text:p>516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89" table:style-name="ce1">
            <text:p>5189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6" table:style-name="ce1">
            <text:p>4086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31" table:style-name="ce1">
            <text:p>8931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6" table:style-name="ce1">
            <text:p>5176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8" table:style-name="ce1">
            <text:p>5128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0" table:style-name="ce1">
            <text:p>5170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12" table:style-name="ce1">
            <text:p>4012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39" table:style-name="ce1">
            <text:p>5139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66" table:style-name="ce1">
            <text:p>4066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76141" table:style-name="ce1">
            <text:p>276141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3141" table:style-name="ce1">
            <text:p>273141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46141" table:style-name="ce1">
            <text:p>246141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9141" table:style-name="ce1">
            <text:p>239141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25141" table:style-name="ce1">
            <text:p>225141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24141" table:style-name="ce1">
            <text:p>224141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02100" table:style-name="ce1">
            <text:p>2021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23100" table:style-name="ce1">
            <text:p>3231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01100" table:style-name="ce1">
            <text:p>2011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00100" table:style-name="ce1">
            <text:p>3001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96341" table:style-name="ce1">
            <text:p>29634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96241" table:style-name="ce1">
            <text:p>29624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96141" table:style-name="ce1">
            <text:p>29614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00200" table:style-name="ce1">
            <text:p>3002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01200" table:style-name="ce1">
            <text:p>3012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02200" table:style-name="ce1">
            <text:p>3022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37100" table:style-name="ce1">
            <text:p>3371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7200" table:style-name="ce1">
            <text:p>3172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23300" table:style-name="ce1">
            <text:p>2233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7300" table:style-name="ce1">
            <text:p>2373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4300" table:style-name="ce1">
            <text:p>2743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9300" table:style-name="ce1">
            <text:p>289300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34200" table:style-name="ce1">
            <text:p>334200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40200" table:style-name="ce1">
            <text:p>340200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77300" table:style-name="ce1">
            <text:p>477300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8918" table:style-name="ce1">
            <text:p>8918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52" table:style-name="ce1">
            <text:p>3552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79" table:style-name="ce1">
            <text:p>3679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54" table:style-name="ce1">
            <text:p>21154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23" table:style-name="ce1">
            <text:p>3623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80" table:style-name="ce1">
            <text:p>21280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0" table:style-name="ce1">
            <text:p>3720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3" table:style-name="ce1">
            <text:p>5153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2" table:style-name="ce1">
            <text:p>5122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84" table:style-name="ce1">
            <text:p>21284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6" table:style-name="ce1">
            <text:p>5156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5" table:style-name="ce1">
            <text:p>3725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2" table:style-name="ce1">
            <text:p>3722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0" table:style-name="ce1">
            <text:p>20790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8" table:style-name="ce1">
            <text:p>5198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110" table:style-name="ce1">
            <text:p>7110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4" table:style-name="ce1">
            <text:p>7384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5" table:style-name="ce1">
            <text:p>7385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6" table:style-name="ce1">
            <text:p>7386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7" table:style-name="ce1">
            <text:p>7387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8" table:style-name="ce1">
            <text:p>7388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9" table:style-name="ce1">
            <text:p>7389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90" table:style-name="ce1">
            <text:p>7390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16" table:style-name="ce1">
            <text:p>8916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3" table:style-name="ce1">
            <text:p>4083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2" table:style-name="ce1">
            <text:p>4082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9" table:style-name="ce1">
            <text:p>4089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91" table:style-name="ce1">
            <text:p>4091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35" table:style-name="ce1">
            <text:p>6135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35" table:style-name="ce1">
            <text:p>5135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96" table:style-name="ce1">
            <text:p>6196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61" table:style-name="ce1">
            <text:p>4061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93741" table:style-name="ce1">
            <text:p>493741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9700" table:style-name="ce1">
            <text:p>499700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7141" table:style-name="ce1">
            <text:p>417141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50105" table:style-name="ce1">
            <text:p>450105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9700" table:style-name="ce1">
            <text:p>4197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141898" table:style-name="ce1">
            <text:p>141898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141798" table:style-name="ce1">
            <text:p>141798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876200" table:style-name="ce1">
            <text:p>8762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90300" table:style-name="ce1">
            <text:p>3903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11200" table:style-name="ce1">
            <text:p>211200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6841" table:style-name="ce1">
            <text:p>23684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6741" table:style-name="ce1">
            <text:p>23674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6241" table:style-name="ce1">
            <text:p>236241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6900" table:style-name="ce1">
            <text:p>4969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6941" table:style-name="ce1">
            <text:p>496941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69" table:style-name="ce1">
            <text:p>5169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65" table:style-name="ce1">
            <text:p>20665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9" table:style-name="ce1">
            <text:p>5199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82" table:style-name="ce1">
            <text:p>5182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11" table:style-name="ce1">
            <text:p>5111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68" table:style-name="ce1">
            <text:p>5168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7" table:style-name="ce1">
            <text:p>4087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37" table:style-name="ce1">
            <text:p>5137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3" table:style-name="ce1">
            <text:p>5123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17" table:style-name="ce1">
            <text:p>21317</text:p>
          </table:table-cell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332500" table:style-name="ce1">
            <text:p>332500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133441" table:style-name="ce1">
            <text:p>133441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135400" table:style-name="ce1">
            <text:p>135400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131500" table:style-name="ce1">
            <text:p>131500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133541" table:style-name="ce1">
            <text:p>133541</text:p>
          </table:table-cell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31241" table:style-name="ce1">
            <text:p>331241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32300" table:style-name="ce1">
            <text:p>332300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38241" table:style-name="ce1">
            <text:p>338241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21200" table:style-name="ce1">
            <text:p>321200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9300" table:style-name="ce1">
            <text:p>239300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24300" table:style-name="ce1">
            <text:p>224300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46300" table:style-name="ce1">
            <text:p>246300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25300" table:style-name="ce1">
            <text:p>225300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6300" table:style-name="ce1">
            <text:p>286300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627341" table:style-name="ce1">
            <text:p>627341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618300" table:style-name="ce1">
            <text:p>618300</text:p>
          </table:table-cell>
          <table:table-cell office:value-type="string" table:style-name="ce1">
            <text:p>B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0300" table:style-name="ce1">
            <text:p>270300</text:p>
          </table:table-cell>
          <table:table-cell office:value-type="string" table:style-name="ce1">
            <text:p>B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2300" table:style-name="ce1">
            <text:p>282300</text:p>
          </table:table-cell>
          <table:table-cell office:value-type="string" table:style-name="ce1">
            <text:p>B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0141" table:style-name="ce1">
            <text:p>310141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50700" table:style-name="ce1">
            <text:p>450700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28000" table:style-name="ce1">
            <text:p>428000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3241" table:style-name="ce1">
            <text:p>283241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68241" table:style-name="ce1">
            <text:p>368241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0200" table:style-name="ce1">
            <text:p>230200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92241" table:style-name="ce1">
            <text:p>292241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13200" table:style-name="ce1">
            <text:p>513200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67241" table:style-name="ce1">
            <text:p>367241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43400" table:style-name="ce1">
            <text:p>2434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57400" table:style-name="ce1">
            <text:p>2574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7400" table:style-name="ce1">
            <text:p>2874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68400" table:style-name="ce1">
            <text:p>2684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3200" table:style-name="ce1">
            <text:p>3132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50100" table:style-name="ce1">
            <text:p>2501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06300" table:style-name="ce1">
            <text:p>2063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58241" table:style-name="ce1">
            <text:p>358241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64241" table:style-name="ce1">
            <text:p>36424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43200" table:style-name="ce1">
            <text:p>54320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55241" table:style-name="ce1">
            <text:p>25524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55241" table:style-name="ce1">
            <text:p>35524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28100" table:style-name="ce1">
            <text:p>42810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7941" table:style-name="ce1">
            <text:p>237941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4400" table:style-name="ce1">
            <text:p>234400</text:p>
          </table:table-cell>
          <table:table-cell office:value-type="string" table:style-name="ce1">
            <text:p>B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4300" table:style-name="ce1">
            <text:p>314300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33300" table:style-name="ce1">
            <text:p>433300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33200" table:style-name="ce1">
            <text:p>533200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59200" table:style-name="ce1">
            <text:p>259200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54241" table:style-name="ce1">
            <text:p>254241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48300" table:style-name="ce1">
            <text:p>248300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15100" table:style-name="ce1">
            <text:p>515100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16100" table:style-name="ce1">
            <text:p>516100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17100" table:style-name="ce1">
            <text:p>517100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7613" table:style-name="ce1">
            <text:p>7613</text:p>
          </table:table-cell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4" table:style-name="ce1">
            <text:p>7614</text:p>
          </table:table-cell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5" table:style-name="ce1">
            <text:p>7615</text:p>
          </table:table-cell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6" table:style-name="ce1">
            <text:p>7616</text:p>
          </table:table-cell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1">
            <text:p>B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7" table:style-name="ce1">
            <text:p>20797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8100" table:style-name="ce1">
            <text:p>518100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19100" table:style-name="ce1">
            <text:p>519100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21100" table:style-name="ce1">
            <text:p>521100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51100" table:style-name="ce1">
            <text:p>451100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7300" table:style-name="ce1">
            <text:p>497300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6541" table:style-name="ce1">
            <text:p>496541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6100" table:style-name="ce1">
            <text:p>496100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6141" table:style-name="ce1">
            <text:p>496141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7741" table:style-name="ce1">
            <text:p>237741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7900" table:style-name="ce1">
            <text:p>417900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05000" table:style-name="ce1">
            <text:p>30500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20100" table:style-name="ce1">
            <text:p>32010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40100" table:style-name="ce1">
            <text:p>34010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35300" table:style-name="ce1">
            <text:p>43530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6741" table:style-name="ce1">
            <text:p>416741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08000" table:style-name="ce1">
            <text:p>30800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7400" table:style-name="ce1">
            <text:p>417400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27141" table:style-name="ce1">
            <text:p>427141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9200" table:style-name="ce1">
            <text:p>419200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22200" table:style-name="ce1">
            <text:p>4222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7200" table:style-name="ce1">
            <text:p>4172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7300" table:style-name="ce1">
            <text:p>41730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6800" table:style-name="ce1">
            <text:p>4168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6500" table:style-name="ce1">
            <text:p>4165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6300" table:style-name="ce1">
            <text:p>4163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6200" table:style-name="ce1">
            <text:p>416200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5900" table:style-name="ce1">
            <text:p>415900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16000" table:style-name="ce1">
            <text:p>416000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800" table:style-name="ce1">
            <text:p>493800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500" table:style-name="ce1">
            <text:p>493500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441" table:style-name="ce1">
            <text:p>493441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341" table:style-name="ce1">
            <text:p>493341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5300" table:style-name="ce1">
            <text:p>275300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400" table:style-name="ce1">
            <text:p>493400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6541" table:style-name="ce1">
            <text:p>276541</text:p>
          </table:table-cell>
          <table:table-cell office:value-type="string" table:style-name="ce1">
            <text:p>B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300" table:style-name="ce1">
            <text:p>493300</text:p>
          </table:table-cell>
          <table:table-cell office:value-type="string" table:style-name="ce1">
            <text:p>B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241" table:style-name="ce1">
            <text:p>493241</text:p>
          </table:table-cell>
          <table:table-cell office:value-type="string" table:style-name="ce1">
            <text:p>B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141" table:style-name="ce1">
            <text:p>493141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100" table:style-name="ce1">
            <text:p>493100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1400" table:style-name="ce1">
            <text:p>491400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51000" table:style-name="ce1">
            <text:p>451000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51200" table:style-name="ce1">
            <text:p>451200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10141" table:style-name="ce1">
            <text:p>210141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000" table:style-name="ce1">
            <text:p>493000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28200" table:style-name="ce1">
            <text:p>428200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67000" table:style-name="ce1">
            <text:p>267000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0300" table:style-name="ce1">
            <text:p>310300</text:p>
          </table:table-cell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09100" table:style-name="ce1">
            <text:p>409100</text:p>
          </table:table-cell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42300" table:style-name="ce1">
            <text:p>242300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1700" table:style-name="ce1">
            <text:p>491700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3200" table:style-name="ce1">
            <text:p>493200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20300" table:style-name="ce1">
            <text:p>320300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10300" table:style-name="ce1">
            <text:p>210300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97300" table:style-name="ce1">
            <text:p>297300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0300" table:style-name="ce1">
            <text:p>280300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9300" table:style-name="ce1">
            <text:p>319300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8300" table:style-name="ce1">
            <text:p>278300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88405" table:style-name="ce1">
            <text:p>288405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4141" table:style-name="ce1">
            <text:p>494141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4200" table:style-name="ce1">
            <text:p>494200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4041" table:style-name="ce1">
            <text:p>494041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4241" table:style-name="ce1">
            <text:p>494241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94100" table:style-name="ce1">
            <text:p>494100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48300" table:style-name="ce1">
            <text:p>348300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60300" table:style-name="ce1">
            <text:p>460300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5300" table:style-name="ce1">
            <text:p>235300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852400" table:style-name="ce1">
            <text:p>852400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312100" table:style-name="ce1">
            <text:p>312100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432300" table:style-name="ce1">
            <text:p>432300</text:p>
          </table:table-cell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511200" table:style-name="ce1">
            <text:p>511200</text:p>
          </table:table-cell>
          <table:table-cell office:value-type="string" table:style-name="ce1">
            <text:p>B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46500" table:style-name="ce1">
            <text:p>246500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39500" table:style-name="ce1">
            <text:p>239500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71141" table:style-name="ce1">
            <text:p>271141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205405" table:style-name="ce1">
            <text:p>205405</text:p>
          </table:table-cell>
          <table:table-cell office:value-type="string" table:style-name="ce1">
            <text:p>B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NAX</text:p>
          </table:table-cell>
          <table:table-cell table:number-columns-repeated="16379"/>
        </table:table-row>
        <table:table-row table:style-name="ro1">
          <table:table-cell office:value-type="float" office:value="6113" table:style-name="ce1">
            <text:p>6113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19" table:style-name="ce1">
            <text:p>6119</text:p>
          </table:table-cell>
          <table:table-cell office:value-type="string" table:style-name="ce1">
            <text:p>B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09" table:style-name="ce1">
            <text:p>6109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23" table:style-name="ce1">
            <text:p>6923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1">
            <text:p>B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1">
            <text:p>B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634" table:style-name="ce1">
            <text:p>21634</text:p>
          </table:table-cell>
          <table:table-cell office:value-type="string" table:style-name="ce1">
            <text:p>B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B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810" table:style-name="ce1">
            <text:p>8810</text:p>
          </table:table-cell>
          <table:table-cell office:value-type="string" table:style-name="ce1">
            <text:p>B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30" table:style-name="ce1">
            <text:p>21130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34" table:style-name="ce1">
            <text:p>21134</text:p>
          </table:table-cell>
          <table:table-cell office:value-type="string" table:style-name="ce1">
            <text:p>B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39" table:style-name="ce1">
            <text:p>21139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26" table:style-name="ce1">
            <text:p>21126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51" table:style-name="ce1">
            <text:p>25051</text:p>
          </table:table-cell>
          <table:table-cell office:value-type="string" table:style-name="ce1">
            <text:p>B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66" table:style-name="ce1">
            <text:p>25066</text:p>
          </table:table-cell>
          <table:table-cell office:value-type="string" table:style-name="ce1">
            <text:p>B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79" table:style-name="ce1">
            <text:p>25079</text:p>
          </table:table-cell>
          <table:table-cell office:value-type="string" table:style-name="ce1">
            <text:p>B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45" table:style-name="ce1">
            <text:p>21145</text:p>
          </table:table-cell>
          <table:table-cell office:value-type="string" table:style-name="ce1">
            <text:p>B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32" table:style-name="ce1">
            <text:p>6932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24" table:style-name="ce1">
            <text:p>6924</text:p>
          </table:table-cell>
          <table:table-cell office:value-type="string" table:style-name="ce1">
            <text:p>B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6" table:style-name="ce1">
            <text:p>25016</text:p>
          </table:table-cell>
          <table:table-cell office:value-type="string" table:style-name="ce1">
            <text:p>B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0" table:style-name="ce1">
            <text:p>25020</text:p>
          </table:table-cell>
          <table:table-cell office:value-type="string" table:style-name="ce1">
            <text:p>B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9" table:style-name="ce1">
            <text:p>25049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36" table:style-name="ce1">
            <text:p>25036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1" table:style-name="ce1">
            <text:p>25041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32" table:style-name="ce1">
            <text:p>25032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6" table:style-name="ce1">
            <text:p>25046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2" table:style-name="ce1">
            <text:p>25042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31" table:style-name="ce1">
            <text:p>25031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53" table:style-name="ce1">
            <text:p>25053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2" table:style-name="ce1">
            <text:p>25012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5" table:style-name="ce1">
            <text:p>25015</text:p>
          </table:table-cell>
          <table:table-cell office:value-type="string" table:style-name="ce1">
            <text:p>B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1" table:style-name="ce1">
            <text:p>25021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B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3" table:style-name="ce1">
            <text:p>25023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3" table:style-name="ce1">
            <text:p>25013</text:p>
          </table:table-cell>
          <table:table-cell office:value-type="string" table:style-name="ce1">
            <text:p>B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1">
            <text:p>B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250" table:style-name="ce1">
            <text:p>7250</text:p>
          </table:table-cell>
          <table:table-cell office:value-type="string" table:style-name="ce1">
            <text:p>B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38" table:style-name="ce1">
            <text:p>8538</text:p>
          </table:table-cell>
          <table:table-cell office:value-type="string" table:style-name="ce1">
            <text:p>B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3" table:style-name="ce1">
            <text:p>8973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2" table:style-name="ce1">
            <text:p>8972</text:p>
          </table:table-cell>
          <table:table-cell office:value-type="string" table:style-name="ce1">
            <text:p>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1" table:style-name="ce1">
            <text:p>9511</text:p>
          </table:table-cell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0" table:style-name="ce1">
            <text:p>9510</text:p>
          </table:table-cell>
          <table:table-cell office:value-type="string" table:style-name="ce1">
            <text:p>C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1">
            <text:p>C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1">
            <text:p>C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7" table:style-name="ce1">
            <text:p>9507</text:p>
          </table:table-cell>
          <table:table-cell office:value-type="string" table:style-name="ce1">
            <text:p>C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6" table:style-name="ce1">
            <text:p>9506</text:p>
          </table:table-cell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1">
            <text:p>C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1">
            <text:p>C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1">
            <text:p>C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1">
            <text:p>C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1">
            <text:p>C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1">
            <text:p>C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11" table:style-name="ce1">
            <text:p>21411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3" table:style-name="ce1">
            <text:p>8903</text:p>
          </table:table-cell>
          <table:table-cell office:value-type="string" table:style-name="ce1">
            <text:p>C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32" table:style-name="ce1">
            <text:p>20632</text:p>
          </table:table-cell>
          <table:table-cell office:value-type="string" table:style-name="ce1">
            <text:p>C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8" table:style-name="ce1">
            <text:p>9508</text:p>
          </table:table-cell>
          <table:table-cell office:value-type="string" table:style-name="ce1">
            <text:p>C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9" table:style-name="ce1">
            <text:p>9509</text:p>
          </table:table-cell>
          <table:table-cell office:value-type="string" table:style-name="ce1">
            <text:p>C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8" table:style-name="ce1">
            <text:p>20798</text:p>
          </table:table-cell>
          <table:table-cell office:value-type="string" table:style-name="ce1">
            <text:p>C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1">
            <text:p>C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25" table:style-name="ce1">
            <text:p>21225</text:p>
          </table:table-cell>
          <table:table-cell office:value-type="string" table:style-name="ce1">
            <text:p>C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24" table:style-name="ce1">
            <text:p>21224</text:p>
          </table:table-cell>
          <table:table-cell office:value-type="string" table:style-name="ce1">
            <text:p>C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89" table:style-name="ce1">
            <text:p>9089</text:p>
          </table:table-cell>
          <table:table-cell office:value-type="string" table:style-name="ce1">
            <text:p>C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605" table:style-name="ce1">
            <text:p>21605</text:p>
          </table:table-cell>
          <table:table-cell office:value-type="string" table:style-name="ce1">
            <text:p>C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604" table:style-name="ce1">
            <text:p>21604</text:p>
          </table:table-cell>
          <table:table-cell office:value-type="string" table:style-name="ce1">
            <text:p>C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87" table:style-name="ce1">
            <text:p>20787</text:p>
          </table:table-cell>
          <table:table-cell office:value-type="string" table:style-name="ce1">
            <text:p>C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89" table:style-name="ce1">
            <text:p>20789</text:p>
          </table:table-cell>
          <table:table-cell office:value-type="string" table:style-name="ce1">
            <text:p>C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77" table:style-name="ce1">
            <text:p>20777</text:p>
          </table:table-cell>
          <table:table-cell office:value-type="string" table:style-name="ce1">
            <text:p>C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79" table:style-name="ce1">
            <text:p>20779</text:p>
          </table:table-cell>
          <table:table-cell office:value-type="string" table:style-name="ce1">
            <text:p>C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78" table:style-name="ce1">
            <text:p>20778</text:p>
          </table:table-cell>
          <table:table-cell office:value-type="string" table:style-name="ce1">
            <text:p>C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16" table:style-name="ce1">
            <text:p>21216</text:p>
          </table:table-cell>
          <table:table-cell office:value-type="string" table:style-name="ce1">
            <text:p>C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17" table:style-name="ce1">
            <text:p>21217</text:p>
          </table:table-cell>
          <table:table-cell office:value-type="string" table:style-name="ce1">
            <text:p>C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1">
            <text:p>C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78" table:style-name="ce1">
            <text:p>9978</text:p>
          </table:table-cell>
          <table:table-cell office:value-type="string" table:style-name="ce1">
            <text:p>C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75" table:style-name="ce1">
            <text:p>9975</text:p>
          </table:table-cell>
          <table:table-cell office:value-type="string" table:style-name="ce1">
            <text:p>C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31" table:style-name="ce1">
            <text:p>20631</text:p>
          </table:table-cell>
          <table:table-cell office:value-type="string" table:style-name="ce1">
            <text:p>C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2" table:style-name="ce1">
            <text:p>8902</text:p>
          </table:table-cell>
          <table:table-cell office:value-type="string" table:style-name="ce1">
            <text:p>C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78" table:style-name="ce1">
            <text:p>21478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79" table:style-name="ce1">
            <text:p>21479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10" table:style-name="ce1">
            <text:p>21410</text:p>
          </table:table-cell>
          <table:table-cell office:value-type="string" table:style-name="ce1">
            <text:p>C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02" table:style-name="ce1">
            <text:p>21402</text:p>
          </table:table-cell>
          <table:table-cell office:value-type="string" table:style-name="ce1">
            <text:p>C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57" table:style-name="ce1">
            <text:p>20957</text:p>
          </table:table-cell>
          <table:table-cell office:value-type="string" table:style-name="ce1">
            <text:p>C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13" table:style-name="ce1">
            <text:p>20813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1">
            <text:p>C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5" table:style-name="ce1">
            <text:p>8905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1">
            <text:p>C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1">
            <text:p>C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1">
            <text:p>C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9952" table:style-name="ce1">
            <text:p>9952</text:p>
          </table:table-cell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47" table:style-name="ce1">
            <text:p>9047</text:p>
          </table:table-cell>
          <table:table-cell office:value-type="string" table:style-name="ce1">
            <text:p>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76" table:style-name="ce1">
            <text:p>8576</text:p>
          </table:table-cell>
          <table:table-cell office:value-type="string" table:style-name="ce1">
            <text:p>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36" table:style-name="ce1">
            <text:p>8536</text:p>
          </table:table-cell>
          <table:table-cell office:value-type="string" table:style-name="ce1">
            <text:p>D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9" table:style-name="ce1">
            <text:p>8909</text:p>
          </table:table-cell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8" table:style-name="ce1">
            <text:p>8908</text:p>
          </table:table-cell>
          <table:table-cell office:value-type="string" table:style-name="ce1">
            <text:p>D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5" table:style-name="ce1">
            <text:p>9505</text:p>
          </table:table-cell>
          <table:table-cell office:value-type="string" table:style-name="ce1">
            <text:p>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3" table:style-name="ce1">
            <text:p>9503</text:p>
          </table:table-cell>
          <table:table-cell office:value-type="string" table:style-name="ce1">
            <text:p>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55" table:style-name="ce1">
            <text:p>9955</text:p>
          </table:table-cell>
          <table:table-cell office:value-type="string" table:style-name="ce1">
            <text:p>D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51" table:style-name="ce1">
            <text:p>9951</text:p>
          </table:table-cell>
          <table:table-cell office:value-type="string" table:style-name="ce1">
            <text:p>D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20" table:style-name="ce1">
            <text:p>20820</text:p>
          </table:table-cell>
          <table:table-cell office:value-type="string" table:style-name="ce1">
            <text:p>D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22" table:style-name="ce1">
            <text:p>20822</text:p>
          </table:table-cell>
          <table:table-cell office:value-type="string" table:style-name="ce1">
            <text:p>D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58" table:style-name="ce1">
            <text:p>7658</text:p>
          </table:table-cell>
          <table:table-cell office:value-type="string" table:style-name="ce1">
            <text:p>D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3" table:style-name="ce1">
            <text:p>20793</text:p>
          </table:table-cell>
          <table:table-cell office:value-type="string" table:style-name="ce1">
            <text:p>D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2" table:style-name="ce1">
            <text:p>20792</text:p>
          </table:table-cell>
          <table:table-cell office:value-type="string" table:style-name="ce1">
            <text:p>D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739" table:style-name="ce1">
            <text:p>6739</text:p>
          </table:table-cell>
          <table:table-cell office:value-type="string" table:style-name="ce1">
            <text:p>D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738" table:style-name="ce1">
            <text:p>6738</text:p>
          </table:table-cell>
          <table:table-cell office:value-type="string" table:style-name="ce1">
            <text:p>D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1">
            <text:p>D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1">
            <text:p>D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59" table:style-name="ce1">
            <text:p>20959</text:p>
          </table:table-cell>
          <table:table-cell office:value-type="string" table:style-name="ce1">
            <text:p>D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1">
            <text:p>D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26" table:style-name="ce1">
            <text:p>21326</text:p>
          </table:table-cell>
          <table:table-cell office:value-type="string" table:style-name="ce1">
            <text:p>D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28" table:style-name="ce1">
            <text:p>21328</text:p>
          </table:table-cell>
          <table:table-cell office:value-type="string" table:style-name="ce1">
            <text:p>D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1">
            <text:p>D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1">
            <text:p>D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1">
            <text:p>D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1">
            <text:p>D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69" table:style-name="ce1">
            <text:p>20969</text:p>
          </table:table-cell>
          <table:table-cell office:value-type="string" table:style-name="ce1">
            <text:p>D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67" table:style-name="ce1">
            <text:p>20967</text:p>
          </table:table-cell>
          <table:table-cell office:value-type="string" table:style-name="ce1">
            <text:p>D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15" table:style-name="ce1">
            <text:p>3715</text:p>
          </table:table-cell>
          <table:table-cell office:value-type="string" table:style-name="ce1">
            <text:p>D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1">
            <text:p>D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82" table:style-name="ce1">
            <text:p>21382</text:p>
          </table:table-cell>
          <table:table-cell office:value-type="string" table:style-name="ce1">
            <text:p>D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80" table:style-name="ce1">
            <text:p>21380</text:p>
          </table:table-cell>
          <table:table-cell office:value-type="string" table:style-name="ce1">
            <text:p>D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40" table:style-name="ce1">
            <text:p>3840</text:p>
          </table:table-cell>
          <table:table-cell office:value-type="string" table:style-name="ce1">
            <text:p>D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41" table:style-name="ce1">
            <text:p>3841</text:p>
          </table:table-cell>
          <table:table-cell office:value-type="string" table:style-name="ce1">
            <text:p>D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78" table:style-name="ce1">
            <text:p>8578</text:p>
          </table:table-cell>
          <table:table-cell office:value-type="string" table:style-name="ce1">
            <text:p>D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530" table:style-name="ce1">
            <text:p>7530</text:p>
          </table:table-cell>
          <table:table-cell office:value-type="string" table:style-name="ce1">
            <text:p>D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7" table:style-name="ce1">
            <text:p>8977</text:p>
          </table:table-cell>
          <table:table-cell office:value-type="string" table:style-name="ce1">
            <text:p>D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6" table:style-name="ce1">
            <text:p>8976</text:p>
          </table:table-cell>
          <table:table-cell office:value-type="string" table:style-name="ce1">
            <text:p>D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4" table:style-name="ce1">
            <text:p>9514</text:p>
          </table:table-cell>
          <table:table-cell office:value-type="string" table:style-name="ce1">
            <text:p>D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5" table:style-name="ce1">
            <text:p>9515</text:p>
          </table:table-cell>
          <table:table-cell office:value-type="string" table:style-name="ce1">
            <text:p>D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D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D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D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6948" table:style-name="ce1">
            <text:p>6948</text:p>
          </table:table-cell>
          <table:table-cell office:value-type="string" table:style-name="ce1">
            <text:p>D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1">
            <text:p>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21" table:style-name="ce1">
            <text:p>4421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20" table:style-name="ce1">
            <text:p>4420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81" table:style-name="ce1">
            <text:p>3681</text:p>
          </table:table-cell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34" table:style-name="ce1">
            <text:p>4434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27" table:style-name="ce1">
            <text:p>4427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58" table:style-name="ce1">
            <text:p>3658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62" table:style-name="ce1">
            <text:p>3662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59" table:style-name="ce1">
            <text:p>3659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51" table:style-name="ce1">
            <text:p>3651</text:p>
          </table:table-cell>
          <table:table-cell office:value-type="string" table:style-name="ce1">
            <text:p>E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52" table:style-name="ce1">
            <text:p>3652</text:p>
          </table:table-cell>
          <table:table-cell office:value-type="string" table:style-name="ce1">
            <text:p>E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40" table:style-name="ce1">
            <text:p>3640</text:p>
          </table:table-cell>
          <table:table-cell office:value-type="string" table:style-name="ce1">
            <text:p>E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703" table:style-name="ce1">
            <text:p>9703</text:p>
          </table:table-cell>
          <table:table-cell office:value-type="string" table:style-name="ce1">
            <text:p>E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82" table:style-name="ce1">
            <text:p>3682</text:p>
          </table:table-cell>
          <table:table-cell office:value-type="string" table:style-name="ce1">
            <text:p>E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E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1">
            <text:p>E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540" table:style-name="ce1">
            <text:p>8540</text:p>
          </table:table-cell>
          <table:table-cell office:value-type="string" table:style-name="ce1">
            <text:p>E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539" table:style-name="ce1">
            <text:p>8539</text:p>
          </table:table-cell>
          <table:table-cell office:value-type="string" table:style-name="ce1">
            <text:p>E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754" table:style-name="ce1">
            <text:p>20754</text:p>
          </table:table-cell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1">
            <text:p>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1">
            <text:p>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1">
            <text:p>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1">
            <text:p>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1">
            <text:p>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1">
            <text:p>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string" table:style-name="ce1">
            <text:p>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1">
            <text:p>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1">
            <text:p>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17" table:style-name="ce1">
            <text:p>3817</text:p>
          </table:table-cell>
          <table:table-cell office:value-type="string" table:style-name="ce1">
            <text:p>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1">
            <text:p>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1">
            <text:p>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1">
            <text:p>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1">
            <text:p>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1">
            <text:p>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1">
            <text:p>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1">
            <text:p>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string" table:style-name="ce1">
            <text:p>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1">
            <text:p>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1">
            <text:p>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1">
            <text:p>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738" table:style-name="ce1">
            <text:p>20738</text:p>
          </table:table-cell>
          <table:table-cell office:value-type="string" table:style-name="ce1">
            <text:p>E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737" table:style-name="ce1">
            <text:p>20737</text:p>
          </table:table-cell>
          <table:table-cell office:value-type="string" table:style-name="ce1">
            <text:p>E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1">
            <text:p>E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string" table:style-name="ce1">
            <text:p>E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1">
            <text:p>E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string" table:style-name="ce1">
            <text:p>E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E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816" table:style-name="ce1">
            <text:p>3816</text:p>
          </table:table-cell>
          <table:table-cell office:value-type="string" table:style-name="ce1">
            <text:p>E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1">
            <text:p>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753" table:style-name="ce1">
            <text:p>20753</text:p>
          </table:table-cell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1">
            <text:p>E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E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792" table:style-name="ce1">
            <text:p>20792</text:p>
          </table:table-cell>
          <table:table-cell office:value-type="string" table:style-name="ce1">
            <text:p>E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string" table:style-name="ce1">
            <text:p>E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1">
            <text:p>E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E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E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E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E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E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821" table:style-name="ce1">
            <text:p>3821</text:p>
          </table:table-cell>
          <table:table-cell office:value-type="string" table:style-name="ce1">
            <text:p>E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string" table:style-name="ce1">
            <text:p>E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E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1">
            <text:p>E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625" table:style-name="ce1">
            <text:p>20625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359" table:style-name="ce1">
            <text:p>21359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842" table:style-name="ce1">
            <text:p>20842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662" table:style-name="ce1">
            <text:p>20662</text:p>
          </table:table-cell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845" table:style-name="ce1">
            <text:p>20845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06" table:style-name="ce1">
            <text:p>4406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648" table:style-name="ce1">
            <text:p>3648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378" table:style-name="ce1">
            <text:p>21378</text:p>
          </table:table-cell>
          <table:table-cell office:value-type="string" table:style-name="ce1">
            <text:p>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35" table:style-name="ce1">
            <text:p>4435</text:p>
          </table:table-cell>
          <table:table-cell office:value-type="string" table:style-name="ce1">
            <text:p>F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42" table:style-name="ce1">
            <text:p>3742</text:p>
          </table:table-cell>
          <table:table-cell office:value-type="string" table:style-name="ce1">
            <text:p>F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1">
            <text:p>F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F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2" table:style-name="ce1">
            <text:p>3752</text:p>
          </table:table-cell>
          <table:table-cell office:value-type="string" table:style-name="ce1">
            <text:p>F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02" table:style-name="ce1">
            <text:p>3702</text:p>
          </table:table-cell>
          <table:table-cell office:value-type="string" table:style-name="ce1">
            <text:p>F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F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41" table:style-name="ce1">
            <text:p>3641</text:p>
          </table:table-cell>
          <table:table-cell office:value-type="string" table:style-name="ce1">
            <text:p>F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F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399" table:style-name="ce1">
            <text:p>21399</text:p>
          </table:table-cell>
          <table:table-cell office:value-type="string" table:style-name="ce1">
            <text:p>F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49" table:style-name="ce1">
            <text:p>3649</text:p>
          </table:table-cell>
          <table:table-cell office:value-type="string" table:style-name="ce1">
            <text:p>F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43" table:style-name="ce1">
            <text:p>4743</text:p>
          </table:table-cell>
          <table:table-cell office:value-type="string" table:style-name="ce1">
            <text:p>F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1">
            <text:p>F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653" table:style-name="ce1">
            <text:p>20653</text:p>
          </table:table-cell>
          <table:table-cell office:value-type="string" table:style-name="ce1">
            <text:p>G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044" table:style-name="ce1">
            <text:p>9044</text:p>
          </table:table-cell>
          <table:table-cell office:value-type="string" table:style-name="ce1">
            <text:p>G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35" table:style-name="ce1">
            <text:p>3835</text:p>
          </table:table-cell>
          <table:table-cell office:value-type="string" table:style-name="ce1">
            <text:p>G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89" table:style-name="ce1">
            <text:p>3689</text:p>
          </table:table-cell>
          <table:table-cell office:value-type="string" table:style-name="ce1">
            <text:p>G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84" table:style-name="ce1">
            <text:p>3684</text:p>
          </table:table-cell>
          <table:table-cell office:value-type="string" table:style-name="ce1">
            <text:p>G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1">
            <text:p>G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614" table:style-name="ce1">
            <text:p>20614</text:p>
          </table:table-cell>
          <table:table-cell office:value-type="string" table:style-name="ce1">
            <text:p>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755" table:style-name="ce1">
            <text:p>20755</text:p>
          </table:table-cell>
          <table:table-cell office:value-type="string" table:style-name="ce1">
            <text:p>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1">
            <text:p>G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42" table:style-name="ce1">
            <text:p>3642</text:p>
          </table:table-cell>
          <table:table-cell office:value-type="string" table:style-name="ce1">
            <text:p>G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056" table:style-name="ce1">
            <text:p>9056</text:p>
          </table:table-cell>
          <table:table-cell office:value-type="string" table:style-name="ce1">
            <text:p>G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string" table:style-name="ce1">
            <text:p>G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36" table:style-name="ce1">
            <text:p>4436</text:p>
          </table:table-cell>
          <table:table-cell office:value-type="string" table:style-name="ce1">
            <text:p>G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96" table:style-name="ce1">
            <text:p>3696</text:p>
          </table:table-cell>
          <table:table-cell office:value-type="string" table:style-name="ce1">
            <text:p>G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G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G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54" table:style-name="ce1">
            <text:p>3654</text:p>
          </table:table-cell>
          <table:table-cell office:value-type="string" table:style-name="ce1">
            <text:p>G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15" table:style-name="ce1">
            <text:p>4715</text:p>
          </table:table-cell>
          <table:table-cell office:value-type="string" table:style-name="ce1">
            <text:p>G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G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1">
            <text:p>G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028" table:style-name="ce1">
            <text:p>25028</text:p>
          </table:table-cell>
          <table:table-cell office:value-type="string" table:style-name="ce1">
            <text:p>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379" table:style-name="ce1">
            <text:p>21379</text:p>
          </table:table-cell>
          <table:table-cell office:value-type="string" table:style-name="ce1">
            <text:p>G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653" table:style-name="ce1">
            <text:p>3653</text:p>
          </table:table-cell>
          <table:table-cell office:value-type="string" table:style-name="ce1">
            <text:p>G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692" table:style-name="ce1">
            <text:p>3692</text:p>
          </table:table-cell>
          <table:table-cell office:value-type="string" table:style-name="ce1">
            <text:p>G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694" table:style-name="ce1">
            <text:p>3694</text:p>
          </table:table-cell>
          <table:table-cell office:value-type="string" table:style-name="ce1">
            <text:p>G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340" table:style-name="ce1">
            <text:p>21340</text:p>
          </table:table-cell>
          <table:table-cell office:value-type="string" table:style-name="ce1">
            <text:p>G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G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1">
            <text:p>G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1">
            <text:p>G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826" table:style-name="ce1">
            <text:p>3826</text:p>
          </table:table-cell>
          <table:table-cell office:value-type="string" table:style-name="ce1">
            <text:p>G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1">
            <text:p>G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656" table:style-name="ce1">
            <text:p>20656</text:p>
          </table:table-cell>
          <table:table-cell office:value-type="string" table:style-name="ce1">
            <text:p>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04" table:style-name="ce1">
            <text:p>3704</text:p>
          </table:table-cell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04" table:style-name="ce1">
            <text:p>3704</text:p>
          </table:table-cell>
          <table:table-cell office:value-type="string" table:style-name="ce1">
            <text:p>H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H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11" table:style-name="ce1">
            <text:p>3711</text:p>
          </table:table-cell>
          <table:table-cell office:value-type="string" table:style-name="ce1">
            <text:p>H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045" table:style-name="ce1">
            <text:p>9045</text:p>
          </table:table-cell>
          <table:table-cell office:value-type="string" table:style-name="ce1">
            <text:p>H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H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9" table:style-name="ce1">
            <text:p>3759</text:p>
          </table:table-cell>
          <table:table-cell office:value-type="string" table:style-name="ce1">
            <text:p>H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9" table:style-name="ce1">
            <text:p>3759</text:p>
          </table:table-cell>
          <table:table-cell office:value-type="string" table:style-name="ce1">
            <text:p>H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1">
            <text:p>H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44" table:style-name="ce1">
            <text:p>3744</text:p>
          </table:table-cell>
          <table:table-cell office:value-type="string" table:style-name="ce1">
            <text:p>H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1">
            <text:p>H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H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401" table:style-name="ce1">
            <text:p>21401</text:p>
          </table:table-cell>
          <table:table-cell office:value-type="string" table:style-name="ce1">
            <text:p>H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384" table:style-name="ce1">
            <text:p>21384</text:p>
          </table:table-cell>
          <table:table-cell office:value-type="string" table:style-name="ce1">
            <text:p>H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1">
            <text:p>H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43" table:style-name="ce1">
            <text:p>3743</text:p>
          </table:table-cell>
          <table:table-cell office:value-type="string" table:style-name="ce1">
            <text:p>H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6" table:style-name="ce1">
            <text:p>3756</text:p>
          </table:table-cell>
          <table:table-cell office:value-type="string" table:style-name="ce1">
            <text:p>H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H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H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string" table:style-name="ce1">
            <text:p>H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string" table:style-name="ce1">
            <text:p>H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09" table:style-name="ce1">
            <text:p>3709</text:p>
          </table:table-cell>
          <table:table-cell office:value-type="string" table:style-name="ce1">
            <text:p>H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string" table:style-name="ce1">
            <text:p>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string" table:style-name="ce1">
            <text:p>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27600" table:style-name="ce1">
            <text:p>627600</text:p>
          </table:table-cell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8600" table:style-name="ce1">
            <text:p>338600</text:p>
          </table:table-cell>
          <table:table-cell office:value-type="string" table:style-name="ce1">
            <text:p>I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8600" table:style-name="ce1">
            <text:p>618600</text:p>
          </table:table-cell>
          <table:table-cell office:value-type="string" table:style-name="ce1">
            <text:p>I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1605" table:style-name="ce1">
            <text:p>321605</text:p>
          </table:table-cell>
          <table:table-cell office:value-type="string" table:style-name="ce1">
            <text:p>I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8705" table:style-name="ce1">
            <text:p>618705</text:p>
          </table:table-cell>
          <table:table-cell office:value-type="string" table:style-name="ce1">
            <text:p>I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13505" table:style-name="ce1">
            <text:p>513505</text:p>
          </table:table-cell>
          <table:table-cell office:value-type="string" table:style-name="ce1">
            <text:p>I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27705" table:style-name="ce1">
            <text:p>627705</text:p>
          </table:table-cell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00705" table:style-name="ce1">
            <text:p>600705</text:p>
          </table:table-cell>
          <table:table-cell office:value-type="string" table:style-name="ce1">
            <text:p>I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5705" table:style-name="ce1">
            <text:p>205705</text:p>
          </table:table-cell>
          <table:table-cell office:value-type="string" table:style-name="ce1">
            <text:p>I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0705" table:style-name="ce1">
            <text:p>230705</text:p>
          </table:table-cell>
          <table:table-cell office:value-type="string" table:style-name="ce1">
            <text:p>I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01705" table:style-name="ce1">
            <text:p>601705</text:p>
          </table:table-cell>
          <table:table-cell office:value-type="string" table:style-name="ce1">
            <text:p>I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3800" table:style-name="ce1">
            <text:p>483800</text:p>
          </table:table-cell>
          <table:table-cell office:value-type="string" table:style-name="ce1">
            <text:p>I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13605" table:style-name="ce1">
            <text:p>513605</text:p>
          </table:table-cell>
          <table:table-cell office:value-type="string" table:style-name="ce1">
            <text:p>I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69705" table:style-name="ce1">
            <text:p>669705</text:p>
          </table:table-cell>
          <table:table-cell office:value-type="string" table:style-name="ce1">
            <text:p>I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I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27505" table:style-name="ce1">
            <text:p>627505</text:p>
          </table:table-cell>
          <table:table-cell office:value-type="string" table:style-name="ce1">
            <text:p>I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500" table:style-name="ce1">
            <text:p>433500</text:p>
          </table:table-cell>
          <table:table-cell office:value-type="string" table:style-name="ce1">
            <text:p>I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4505" table:style-name="ce1">
            <text:p>304505</text:p>
          </table:table-cell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5500" table:style-name="ce1">
            <text:p>205500</text:p>
          </table:table-cell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3500" table:style-name="ce1">
            <text:p>243500</text:p>
          </table:table-cell>
          <table:table-cell office:value-type="string" table:style-name="ce1">
            <text:p>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10478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/>
    <dc:creator/>
    <meta:creation-date>2015-06-05T18:17:20Z</meta:creation-date>
    <dc:date>2022-11-16T12:13:30Z</dc:date>
  </office:meta>
</office:document-meta>
</file>